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2.3764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72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2272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6528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6866in"/>
    </style:style>
    <style:style style:name="co19" style:family="table-column">
      <style:table-column-properties fo:break-before="auto" style:column-width="0.8217in"/>
    </style:style>
    <style:style style:name="co20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7047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ro7" style:family="table-row">
      <style:table-row-properties style:row-height="1.0154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3839in" fo:break-before="auto" style:use-optimal-row-height="false"/>
    </style:style>
    <style:style style:name="ro10" style:family="table-row">
      <style:table-row-properties style:row-height="0.3307in" fo:break-before="auto" style:use-optimal-row-height="false"/>
    </style:style>
    <style:style style:name="ro11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 style:data-style-name="N100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23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 style:data-style-name="N100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27" style:family="table-cell" style:parent-style-name="Default" style:data-style-name="N10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29" style:family="table-cell" style:parent-style-name="Default" style:data-style-name="N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0" style:family="table-cell" style:parent-style-name="Default" style:data-style-name="N0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9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8" table:default-cell-style-name="ce4"/>
        <table:table-column table:style-name="co16" table:default-cell-style-name="ce4"/>
        <table:table-column table:style-name="co20" table:number-columns-repeated="2" table:default-cell-style-name="ce4"/>
        <table:table-column table:style-name="co16" table:default-cell-style-name="ce4"/>
        <table:table-column table:style-name="co20" table:default-cell-style-name="ce4"/>
        <table:table-column table:style-name="co16" table:default-cell-style-name="ce4"/>
        <table:table-column table:style-name="co20" table:number-columns-repeated="4" table:default-cell-style-name="ce4"/>
        <table:table-column table:style-name="co4" table:number-columns-repeated="994" table:default-cell-style-name="ce4"/>
        <table:table-row table:style-name="ro1">
          <table:table-cell table:style-name="ce1" office:value-type="string" table:number-columns-spanned="6" table:number-rows-spanned="1">
            <text:p>Header</text:p>
          </table:table-cell>
          <table:covered-table-cell table:style-name="ce7"/>
          <table:covered-table-cell table:number-columns-repeated="4" table:style-name="ce13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number-columns-repeated="101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FF</text:p>
          </table:table-cell>
          <table:table-cell table:number-columns-repeated="4" table:style-name="ce13" office:value-type="string">
            <text:p>0-255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/>
          <table:table-cell/>
          <table:table-cell table:style-name="ce3" table:number-columns-repeated="6"/>
          <table:table-cell table:number-columns-repeated="1016"/>
        </table:table-row>
        <table:table-row table:style-name="ro1">
          <table:table-cell table:number-columns-repeated="8"/>
          <table:table-cell table:style-name="ce34" office:value-type="string">
            <text:p>Data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10" office:value-type="string">
            <text:p>Notes</text:p>
          </table:table-cell>
          <table:table-cell table:style-name="ce1" office:value-type="string" table:number-columns-spanned="2" table:number-rows-spanned="1">
            <text:p>Action</text:p>
          </table:table-cell>
          <table:covered-table-cell table:style-name="ce1"/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Command (HEX)</text:p>
          </table:table-cell>
          <table:table-cell table:style-name="ce1" office:value-type="string">
            <text:p>Data Length</text:p>
          </table:table-cell>
          <table:table-cell table:style-name="ce13" office:value-type="string">
            <text:p>Byte: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Main</text:p>
          </table:table-cell>
          <table:table-cell table:style-name="ce7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number-columns-repeated="2" table:style-name="ce20" office:value-type="float" office:value="0">
            <text:p>0</text:p>
          </table:table-cell>
          <table:table-cell table:style-name="ce20" table:formula="of:=DEC2HEX([.F6])" office:value-type="string" office:string-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table:formula="of:=DEC2HEX([.F7])" office:value-type="string" office:string-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Starts planned move</text:p>
          </table:table-cell>
          <table:table-cell table:style-name="ce2" office:value-type="string" table:number-columns-spanned="2" table:number-rows-spanned="1">
            <text:p>Start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2">
            <text:p>2</text:p>
          </table:table-cell>
          <table:table-cell table:style-name="ce20" table:formula="of:=DEC2HEX([.F8])" office:value-type="string" office:string-value="2">
            <text:p>2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Pause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3">
            <text:p>3</text:p>
          </table:table-cell>
          <table:table-cell table:style-name="ce20" table:formula="of:=DEC2HEX([.F9])" office:value-type="string" office:string-value="3">
            <text:p>3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7" office:value-type="string">
            <text:p>Stops planned move. Must be executed before controller will accept other commands.</text:p>
          </table:table-cell>
          <table:table-cell table:style-name="ce2" office:value-type="string" table:number-columns-spanned="2" table:number-rows-spanned="1">
            <text:p>Stop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4">
            <text:p>4</text:p>
          </table:table-cell>
          <table:table-cell table:style-name="ce20" table:formula="of:=DEC2HEX([.F10])" office:value-type="string" office:string-value="4">
            <text:p>4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Toggles on/off state of debug LED</text:p>
          </table:table-cell>
          <table:table-cell table:style-name="ce2" office:value-type="string" table:number-columns-spanned="2" table:number-rows-spanned="1">
            <text:p>Debug LED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5">
            <text:p>5</text:p>
          </table:table-cell>
          <table:table-cell table:style-name="ce20" table:formula="of:=DEC2HEX([.F11])" office:value-type="string" office:string-value="5">
            <text:p>5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Timing Master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6">
            <text:p>6</text:p>
          </table:table-cell>
          <table:table-cell table:style-name="ce20" table:formula="of:=DEC2HEX([.F12])" office:value-type="string" office:string-value="6">
            <text:p>6</text:p>
          </table:table-cell>
          <table:table-cell table:style-name="ce2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ax Run Time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7">
            <text:p>7</text:p>
          </table:table-cell>
          <table:table-cell table:style-name="ce20" table:formula="of:=DEC2HEX([.F13])" office:value-type="string" office:string-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Max Run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Set Stored Name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8">
            <text:p>8</text:p>
          </table:table-cell>
          <table:table-cell table:style-name="ce20" table:formula="of:=DEC2HEX([.F14])" office:value-type="string" office:string-value="8">
            <text:p>8</text:p>
          </table:table-cell>
          <table:table-cell table:style-name="ce21" office:value-type="string">
            <text:p>1-15</text:p>
          </table:table-cell>
          <table:table-cell table:style-name="ce20" office:value-type="string" table:number-columns-spanned="15" table:number-rows-spanned="1">
            <text:p>String (1-15 Characters, Null-terminated, Null padded)</text:p>
          </table:table-cell>
          <table:covered-table-cell table:number-columns-repeated="14" table:style-name="ce13"/>
          <table:table-cell table:style-name="ce13" table:number-columns-repeated="7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Set Device Address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9">
            <text:p>9</text:p>
          </table:table-cell>
          <table:table-cell table:style-name="ce20" table:formula="of:=DEC2HEX([.F15])" office:value-type="string" office:string-value="9">
            <text:p>9</text:p>
          </table:table-cell>
          <table:table-cell table:style-name="ce30" office:value-type="float" office:value="1">
            <text:p>1</text:p>
          </table:table-cell>
          <table:table-cell table:style-name="ce21" office:value-type="string">
            <text:p>2-255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Set Common Line for Step Pulsing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10">
            <text:p>10</text:p>
          </table:table-cell>
          <table:table-cell table:style-name="ce20" table:formula="of:=DEC2HEX([.F16])" office:value-type="string" office:string-value="A">
            <text:p>A</text:p>
          </table:table-cell>
          <table:table-cell table:style-name="ce30" office:value-type="float" office:value="1">
            <text:p>1</text:p>
          </table:table-cell>
          <table:table-cell table:style-name="ce20" office:value-type="string">
            <text:p>0,1,2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Return Home All Motors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11">
            <text:p>11</text:p>
          </table:table-cell>
          <table:table-cell table:style-name="ce20" table:formula="of:=DEC2HEX([.F17])" office:value-type="string" office:string-value="B">
            <text:p>B</text:p>
          </table:table-cell>
          <table:table-cell table:style-name="ce30" office:value-type="float" office:value="0">
            <text:p>0</text:p>
          </table:table-cell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2">
            <text:p>12</text:p>
          </table:table-cell>
          <table:table-cell table:style-name="ce20" table:formula="of:=DEC2HEX([.F18])" office:value-type="string" office:string-value="C">
            <text:p>C</text:p>
          </table:table-cell>
          <table:table-cell table:style-name="ce20" office:value-type="float" office:value="2">
            <text:p>2</text:p>
          </table:table-cell>
          <table:table-cell table:style-name="ce20" office:value-type="string" table:number-columns-spanned="2" table:number-rows-spanned="1">
            <text:p>Steps/Second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4">
          <table:table-cell table:style-name="ce6"/>
          <table:table-cell table:style-name="ce7" office:value-type="string">
            <text:p>False = SMS (shoot-move-shoot) mode, True = continuous mode</text:p>
          </table:table-cell>
          <table:table-cell table:style-name="ce2" office:value-type="string" table:number-columns-spanned="2" table:number-rows-spanned="1">
            <text:p>Continuous Mode Enabl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3">
            <text:p>13</text:p>
          </table:table-cell>
          <table:table-cell table:style-name="ce20" table:formula="of:=DEC2HEX([.F19])" office:value-type="string" office:string-value="D">
            <text:p>D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5">
          <table:table-cell table:style-name="ce6"/>
          <table:table-cell table:style-name="ce7" office:value-type="string">
            <text:p>Not yet implemented in v0.10</text:p>
            <text:p>0 – Disabled, 1 – Enabled on Rising, 2 Enabled on Falling, 3 Enabled on Change</text:p>
          </table:table-cell>
          <table:table-cell table:style-name="ce2" office:value-type="string" table:number-columns-spanned="2" table:number-rows-spanned="1">
            <text:p>Limit Switch Enabl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4">
            <text:p>14</text:p>
          </table:table-cell>
          <table:table-cell table:style-name="ce20" table:formula="of:=DEC2HEX([.F20])" office:value-type="string" office:string-value="E">
            <text:p>E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Ring (0, 1, 2, 3)</text:p>
          </table:table-cell>
          <table:table-cell table:style-name="ce20" office:value-type="string">
            <text:p>Tip (0, 1, 2, 3)</text:p>
          </table:table-cell>
          <table:table-cell table:style-name="ce13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Mod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5">
            <text:p>15</text:p>
          </table:table-cell>
          <table:table-cell table:style-name="ce20" table:formula="of:=DEC2HEX([.F21])" office:value-type="string" office:string-value="F">
            <text:p>F</text:p>
          </table:table-cell>
          <table:table-cell table:style-name="ce30" office:value-type="float" office:value="2">
            <text:p>2</text:p>
          </table:table-cell>
          <table:table-cell table:style-name="ce20" office:value-type="string">
            <text:p>Ring Mode (0-255)</text:p>
          </table:table-cell>
          <table:table-cell table:style-name="ce20" office:value-type="string">
            <text:p>Tip Mode (0-255)</text:p>
          </table:table-cell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table:number-columns-spanned="2" table:number-rows-spanned="1"/>
          <table:covered-table-cell table:style-name="ce2"/>
          <table:table-cell table:style-name="ce22" table:number-columns-repeated="3"/>
          <table:table-cell table:style-name="ce31"/>
          <table:table-cell table:style-name="ce22"/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14" office:value-type="string" table:number-columns-spanned="2" table:number-rows-spanned="1">
            <text:p>Status Request</text:p>
          </table:table-cell>
          <table:covered-table-cell table:style-name="ce14"/>
          <table:table-cell table:style-name="ce23" office:value-type="float" office:value="0">
            <text:p>0</text:p>
          </table:table-cell>
          <table:table-cell table:style-name="ce23" office:value-type="float" office:value="100">
            <text:p>100</text:p>
          </table:table-cell>
          <table:table-cell table:style-name="ce23" table:number-columns-repeated="2"/>
          <table:table-cell table:style-name="ce23" office:value-type="string">
            <text:p>&lt;Status Type&gt;</text:p>
          </table:table-cell>
          <table:table-cell table:style-name="ce2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23"/>
          <table:table-cell table:style-name="ce13" table:number-columns-repeated="6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Firmware Version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style-name="ce20" table:formula="of:=DEC2HEX([.F24])" office:value-type="string" office:string-value="64">
            <text:p>64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Byte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15" office:value-type="string" table:number-columns-spanned="2" table:number-rows-spanned="1">
            <text:p>Run Status</text:p>
          </table:table-cell>
          <table:covered-table-cell table:style-name="ce15"/>
          <table:table-cell table:style-name="ce20" office:value-type="float" office:value="0">
            <text:p>0</text:p>
          </table:table-cell>
          <table:table-cell table:style-name="ce20" office:value-type="float" office:value="101">
            <text:p>101</text:p>
          </table:table-cell>
          <table:table-cell table:style-name="ce20" table:formula="of:=DEC2HEX([.F25])" office:value-type="string" office:string-value="65">
            <text:p>65</text:p>
          </table:table-cell>
          <table:table-cell table:style-name="ce30" office:value-type="float" office:value="0">
            <text:p>0</text:p>
          </table:table-cell>
          <table:table-cell table:style-name="ce35" office:value-type="string">
            <text:p>Byte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15" office:value-type="string" table:number-columns-spanned="2" table:number-rows-spanned="1">
            <text:p>Run Time</text:p>
          </table:table-cell>
          <table:covered-table-cell table:style-name="ce15" office:value-type="string">
            <text:p>-Run Status</text:p>
          </table:covered-table-cell>
          <table:table-cell table:style-name="ce20" office:value-type="float" office:value="0">
            <text:p>0</text:p>
          </table:table-cell>
          <table:table-cell table:style-name="ce20" office:value-type="float" office:value="102">
            <text:p>102</text:p>
          </table:table-cell>
          <table:table-cell table:style-name="ce20" table:formula="of:=DEC2HEX([.F26])" office:value-type="string" office:string-value="66">
            <text:p>66</text:p>
          </table:table-cell>
          <table:table-cell table:style-name="ce30" office:value-type="float" office:value="0">
            <text:p>0</text:p>
          </table:table-cell>
          <table:table-cell table:style-name="ce35" office:value-type="string" table:number-columns-spanned="4" table:number-rows-spanned="1">
            <text:p>Ulong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Currently Exposing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103">
            <text:p>103</text:p>
          </table:table-cell>
          <table:table-cell table:style-name="ce20" table:formula="of:=DEC2HEX([.F27])" office:value-type="string" office:string-value="67">
            <text:p>67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Byte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Timing Master Value</text:p>
          </table:table-cell>
          <table:covered-table-cell table:style-name="ce2"/>
          <table:table-cell table:style-name="ce20" office:value-type="float" office:value="0">
            <text:p>0</text:p>
          </table:table-cell>
          <table:table-cell table:style-name="ce20" office:value-type="float" office:value="104">
            <text:p>104</text:p>
          </table:table-cell>
          <table:table-cell table:style-name="ce20" table:formula="of:=DEC2HEX([.F28])" office:value-type="string" office:string-value="68">
            <text:p>68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Byte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Nam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05">
            <text:p>105</text:p>
          </table:table-cell>
          <table:table-cell table:style-name="ce20" table:formula="of:=DEC2HEX([.F29])" office:value-type="string" office:string-value="69">
            <text:p>69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15" table:number-rows-spanned="1">
            <text:p>String (1-15 Characters, Null-terminated, Null padded)</text:p>
          </table:table-cell>
          <table:covered-table-cell table:number-columns-repeated="14" table:style-name="ce13"/>
          <table:table-cell table:style-name="ce13" table:number-columns-repeated="7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06">
            <text:p>106</text:p>
          </table:table-cell>
          <table:table-cell table:style-name="ce20" table:formula="of:=DEC2HEX([.F30])" office:value-type="string" office:string-value="6A">
            <text:p>6A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2" table:number-rows-spanned="1">
            <text:p>Steps/Second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Voltage Reading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07">
            <text:p>107</text:p>
          </table:table-cell>
          <table:table-cell table:style-name="ce20" table:formula="of:=DEC2HEX([.F31])" office:value-type="string" office:string-value="6B">
            <text:p>6B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Voltage (float) (V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Current to Motors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08">
            <text:p>108</text:p>
          </table:table-cell>
          <table:table-cell table:style-name="ce20" table:formula="of:=DEC2HEX([.F32])" office:value-type="string" office:string-value="6C">
            <text:p>6C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Current (float) (amp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Continuous Mode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09">
            <text:p>109</text:p>
          </table:table-cell>
          <table:table-cell table:style-name="ce20" table:formula="of:=DEC2HEX([.F33])" office:value-type="string" office:string-value="6D">
            <text:p>6D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Enable Status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10">
            <text:p>110</text:p>
          </table:table-cell>
          <table:table-cell table:style-name="ce20" office:value-type="string">
            <text:p>6E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Ring, True/False (1,0)</text:p>
          </table:table-cell>
          <table:table-cell table:style-name="ce35" office:value-type="string">
            <text:p>Tip, True/False (1,0)</text:p>
          </table:table-cell>
          <table:table-cell table:style-name="ce13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Mode Setting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11">
            <text:p>111</text:p>
          </table:table-cell>
          <table:table-cell table:style-name="ce20" office:value-type="string">
            <text:p>6F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Ring Mode (0-255)</text:p>
          </table:table-cell>
          <table:table-cell table:style-name="ce35" office:value-type="string">
            <text:p>Tip Mode (0-255)</text:p>
          </table:table-cell>
          <table:table-cell table:style-name="ce13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Limit Switch High/Low Status</text:p>
          </table:table-cell>
          <table:covered-table-cell table:style-name="ce2"/>
          <table:table-cell table:style-name="ce21" office:value-type="string">
            <text:p>0</text:p>
          </table:table-cell>
          <table:table-cell table:style-name="ce20" office:value-type="float" office:value="112">
            <text:p>112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Ring, High/Low (1,0)</text:p>
          </table:table-cell>
          <table:table-cell table:style-name="ce35" office:value-type="string">
            <text:p>Tip, High/Low(1,0)</text:p>
          </table:table-cell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1"/>
          <table:table-cell table:style-name="ce16" table:number-columns-spanned="2" table:number-rows-spanned="1"/>
          <table:covered-table-cell table:style-name="ce16"/>
          <table:table-cell table:style-name="ce24"/>
          <table:table-cell table:style-name="ce5" table:number-columns-repeated="4"/>
          <table:table-cell table:style-name="ce36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1" office:value-type="string">
            <text:p>Motors</text:p>
          </table:table-cell>
          <table:table-cell table:style-name="ce7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0">
            <text:p>0</text:p>
          </table:table-cell>
          <table:table-cell table:style-name="ce20" table:formula="of:=DEC2HEX([.F38])" office:value-type="string" office:string-value="0">
            <text:p>0</text:p>
          </table:table-cell>
          <table:table-cell table:style-name="ce20" office:value-type="float" office:value="0">
            <text:p>0</text:p>
          </table:table-cell>
          <table:table-cell table:style-name="ce13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">
            <text:p>1</text:p>
          </table:table-cell>
          <table:table-cell table:style-name="ce20" table:formula="of:=DEC2HEX([.F39])" office:value-type="string" office:string-value="1">
            <text:p>1</text:p>
          </table:table-cell>
          <table:table-cell table:style-name="ce20" office:value-type="float" office:value="0">
            <text:p>0</text:p>
          </table:table-cell>
          <table:table-cell table:style-name="ce13" table:number-columns-repeated="22"/>
          <table:table-cell table:number-columns-repeated="994"/>
        </table:table-row>
        <table:table-row table:style-name="ro4">
          <table:table-cell table:style-name="ce6"/>
          <table:table-cell table:style-name="ce7" office:value-type="string">
            <text:p>Motor must be enabled before executing a move.</text:p>
          </table:table-cell>
          <table:table-cell table:style-name="ce2" office:value-type="string" table:number-columns-spanned="2" table:number-rows-spanned="1">
            <text:p>Motor Enabl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2">
            <text:p>2</text:p>
          </table:table-cell>
          <table:table-cell table:style-name="ce20" table:formula="of:=DEC2HEX([.F40])" office:value-type="string" office:string-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Direction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3">
            <text:p>3</text:p>
          </table:table-cell>
          <table:table-cell table:style-name="ce20" table:formula="of:=DEC2HEX([.F41])" office:value-type="string" office:string-value="3">
            <text:p>3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0, 1</text:p>
          </table:table-cell>
          <table:table-cell table:style-name="ce13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7" office:value-type="string">
            <text:p>The system will stop a move once it reaches the max number of motor steps.</text:p>
          </table:table-cell>
          <table:table-cell table:style-name="ce2" office:value-type="string" table:number-columns-spanned="2" table:number-rows-spanned="1">
            <text:p>Max Steps Travel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4">
            <text:p>4</text:p>
          </table:table-cell>
          <table:table-cell table:style-name="ce20" table:formula="of:=DEC2HEX([.F42])" office:value-type="string" office:string-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Max Steps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Saves </text:p>
          </table:table-cell>
          <table:table-cell table:style-name="ce2" office:value-type="string" table:number-columns-spanned="2" table:number-rows-spanned="1">
            <text:p>Set Home Her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5">
            <text:p>5</text:p>
          </table:table-cell>
          <table:table-cell table:style-name="ce20" table:formula="of:=DEC2HEX([.F43])" office:value-type="string" office:string-value="5">
            <text:p>5</text:p>
          </table:table-cell>
          <table:table-cell table:style-name="ce20" office:value-type="float" office:value="0">
            <text:p>0</text:p>
          </table:table-cell>
          <table:table-cell table:style-name="ce13" table:number-columns-repeated="22"/>
          <table:table-cell table:number-columns-repeated="994"/>
        </table:table-row>
        <table:table-row table:style-name="ro6">
          <table:table-cell table:style-name="ce6"/>
          <table:table-cell table:style-name="ce7" office:value-type="string">
            <text:p>Number of steps the motor should move in addition to the commanded distance when reversing direction. This is to take up slack in the gearbox.</text:p>
          </table:table-cell>
          <table:table-cell table:style-name="ce2" office:value-type="string" table:number-columns-spanned="2" table:number-rows-spanned="1">
            <text:p>Backlash Amoun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6">
            <text:p>6</text:p>
          </table:table-cell>
          <table:table-cell table:style-name="ce20" table:formula="of:=DEC2HEX([.F44])" office:value-type="string" office:string-value="6">
            <text:p>6</text:p>
          </table:table-cell>
          <table:table-cell table:style-name="ce30" office:value-type="float" office:value="1">
            <text:p>1</text:p>
          </table:table-cell>
          <table:table-cell table:style-name="ce20" office:value-type="string">
            <text:p>Steps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Continuous Speed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7">
            <text:p>7</text:p>
          </table:table-cell>
          <table:table-cell table:style-name="ce20" table:formula="of:=DEC2HEX([.F45])" office:value-type="string" office:string-value="7">
            <text:p>7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Steps/Second (float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4">
          <table:table-cell table:style-name="ce6"/>
          <table:table-cell table:style-name="ce7" office:value-type="string">
            <text:p>1 = Linear, 2 = Quadratic, 3 = Inverted Quadratic</text:p>
          </table:table-cell>
          <table:table-cell table:style-name="ce2" office:value-type="string" table:number-columns-spanned="2" table:number-rows-spanned="1">
            <text:p>Easing (Ramping) Mod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8">
            <text:p>8</text:p>
          </table:table-cell>
          <table:table-cell table:style-name="ce20" table:formula="of:=DEC2HEX([.F46])" office:value-type="string" office:string-value="8">
            <text:p>8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1, 2, 3</text:p>
          </table:table-cell>
          <table:table-cell table:style-name="ce13" table:number-columns-repeated="21"/>
          <table:table-cell table:number-columns-repeated="994"/>
        </table:table-row>
        <table:table-row table:style-name="ro7">
          <table:table-cell table:style-name="ce6"/>
          <table:table-cell table:style-name="ce7" office:value-type="string">
            <text:p>Wait time after executing “start” command, but before motors begin moving. Allows users to leave their rig unattended and have the controller automatically start the shot at some later time.</text:p>
          </table:table-cell>
          <table:table-cell table:style-name="ce2" office:value-type="string" table:number-columns-spanned="2" table:number-rows-spanned="1">
            <text:p>Delay Motor Star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9">
            <text:p>9</text:p>
          </table:table-cell>
          <table:table-cell table:style-name="ce20" table:formula="of:=DEC2HEX([.F47])" office:value-type="string" office:string-value="9">
            <text:p>9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Delayed Start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Steps Per SMS Incremen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">
            <text:p>10</text:p>
          </table:table-cell>
          <table:table-cell table:style-name="ce20" table:formula="of:=DEC2HEX([.F48])" office:value-type="string" office:string-value="A">
            <text:p>A</text:p>
          </table:table-cell>
          <table:table-cell table:style-name="ce20" office:value-type="float" office:value="2">
            <text:p>2</text:p>
          </table:table-cell>
          <table:table-cell table:style-name="ce20" office:value-type="string" table:number-columns-spanned="2" table:number-rows-spanned="1">
            <text:p>Steps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3">
          <table:table-cell table:style-name="ce6"/>
          <table:table-cell table:style-name="ce7" office:value-type="string">
            <text:p>Direct move command, does not require use of “start” and “stop” commands.</text:p>
          </table:table-cell>
          <table:table-cell table:style-name="ce2" office:value-type="string" table:number-columns-spanned="2" table:number-rows-spanned="1">
            <text:p>Move Motor Simpl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1">
            <text:p>11</text:p>
          </table:table-cell>
          <table:table-cell table:style-name="ce20" table:formula="of:=DEC2HEX([.F49])" office:value-type="string" office:string-value="B">
            <text:p>B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Dir (0, 1)</text:p>
          </table:table-cell>
          <table:table-cell table:style-name="ce20" office:value-type="string" table:number-columns-spanned="4" table:number-rows-spanned="1">
            <text:p>Steps</text:p>
          </table:table-cell>
          <table:covered-table-cell table:number-columns-repeated="3" table:style-name="ce13"/>
          <table:table-cell table:style-name="ce13" table:number-columns-repeated="17"/>
          <table:table-cell table:number-columns-repeated="994"/>
        </table:table-row>
        <table:table-row table:style-name="ro3">
          <table:table-cell table:style-name="ce6"/>
          <table:table-cell table:style-name="ce7" office:value-type="string">
            <text:p>Direct move command, does not require use of “start” and “stop” commands.</text:p>
          </table:table-cell>
          <table:table-cell table:style-name="ce2" office:value-type="string" table:number-columns-spanned="2" table:number-rows-spanned="1">
            <text:p>Move Motor Complex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2">
            <text:p>12</text:p>
          </table:table-cell>
          <table:table-cell table:style-name="ce20" table:formula="of:=DEC2HEX([.F50])" office:value-type="string" office:string-value="C">
            <text:p>C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Dir (0, 1)</text:p>
          </table:table-cell>
          <table:table-cell table:style-name="ce20" office:value-type="string" table:number-columns-spanned="4" table:number-rows-spanned="1">
            <text:p>Steps</text:p>
          </table:table-cell>
          <table:covered-table-cell table:number-columns-repeated="3" table:style-name="ce13"/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Total Travel Time</text:p>
          </table:table-cell>
          <table:covered-table-cell table:number-columns-repeated="3" table:style-name="ce13"/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Accel Time mS</text:p>
          </table:table-cell>
          <table:covered-table-cell table:number-columns-repeated="3" table:style-name="ce13"/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Decel Time mS</text:p>
          </table:table-cell>
          <table:covered-table-cell table:number-columns-repeated="3" table:style-name="ce13"/>
          <table:table-cell table:style-name="ce13" table:number-columns-repeated="2"/>
          <table:table-cell table:number-columns-repeated="994"/>
        </table:table-row>
        <table:table-row table:style-name="ro8">
          <table:table-cell table:style-name="ce6"/>
          <table:table-cell table:style-name="ce7" office:value-type="string">
            <text:p>Pad bytes are for clarity; They may be an arbitrary value. The continuous / SMS setting will override the “continuous move enable” setting.</text:p>
          </table:table-cell>
          <table:table-cell table:style-name="ce2" office:value-type="string" table:number-columns-spanned="2" table:number-rows-spanned="1">
            <text:p>Plan Travel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3">
            <text:p>13</text:p>
          </table:table-cell>
          <table:table-cell table:style-name="ce20" table:formula="of:=DEC2HEX([.F51])" office:value-type="string" office:string-value="D">
            <text:p>D</text:p>
          </table:table-cell>
          <table:table-cell table:style-name="ce20" office:value-type="float" office:value="22">
            <text:p>22</text:p>
          </table:table-cell>
          <table:table-cell table:style-name="ce20" office:value-type="string">
            <text:p>Dir (0, 1)</text:p>
          </table:table-cell>
          <table:table-cell table:style-name="ce20" office:value-type="string">
            <text:p>Cont. or SMS (0, 1)</text:p>
          </table:table-cell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Steps</text:p>
          </table:table-cell>
          <table:covered-table-cell table:number-columns-repeated="3" table:style-name="ce13"/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Shots (SMS) or Total Travel Time (cont.)</text:p>
          </table:table-cell>
          <table:covered-table-cell table:number-columns-repeated="3" table:style-name="ce13"/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Accel Time mS</text:p>
          </table:table-cell>
          <table:covered-table-cell table:number-columns-repeated="3" table:style-name="ce13"/>
          <table:table-cell table:style-name="ce20" office:value-type="string">
            <text:p>31 (pad)</text:p>
          </table:table-cell>
          <table:table-cell table:style-name="ce20" office:value-type="string" table:number-columns-spanned="4" table:number-rows-spanned="1">
            <text:p>Decel Time mS</text:p>
          </table:table-cell>
          <table:covered-table-cell table:number-columns-repeated="3" table:style-name="ce13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Clear Planned Travel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4">
            <text:p>14</text:p>
          </table:table-cell>
          <table:table-cell table:style-name="ce20" table:formula="of:=DEC2HEX([.F52])" office:value-type="string" office:string-value="E">
            <text:p>E</text:p>
          </table:table-cell>
          <table:table-cell table:style-name="ce20" office:value-type="float" office:value="0">
            <text:p>0</text:p>
          </table:table-cell>
          <table:table-cell table:style-name="ce22" table:number-columns-spanned="2" table:number-rows-spanned="1"/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6">
          <table:table-cell table:style-name="ce6"/>
          <table:table-cell table:style-name="ce7" office:value-type="string">
            <text:p>Number of microsteps per full motor step. There are 200 full steps per rotation of the motor (and ~3800 full steps per gearbox output shaft rotation)</text:p>
          </table:table-cell>
          <table:table-cell table:style-name="ce2" office:value-type="string" table:number-columns-spanned="2" table:number-rows-spanned="1">
            <text:p>Microstep Valu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5">
            <text:p>15</text:p>
          </table:table-cell>
          <table:table-cell table:style-name="ce20" table:formula="of:=DEC2HEX([.F53])" office:value-type="string" office:string-value="F">
            <text:p>F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1, 2, 4, 8, 16</text:p>
          </table:table-cell>
          <table:table-cell table:style-name="ce13" table:number-columns-repeated="21"/>
          <table:table-cell table:number-columns-repeated="994"/>
        </table:table-row>
        <table:table-row table:style-name="ro8">
          <table:table-cell table:style-name="ce6"/>
          <table:table-cell table:style-name="ce7" office:value-type="string">
            <text:p>Cuts power to motor when not executing a move (i.e. no holding current is provided when stopped). True by default.</text:p>
          </table:table-cell>
          <table:table-cell table:style-name="ce2" office:value-type="string" table:number-columns-spanned="2" table:number-rows-spanned="1">
            <text:p>Motor Sleep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6">
            <text:p>16</text:p>
          </table:table-cell>
          <table:table-cell table:style-name="ce20" table:formula="of:=DEC2HEX([.F54])" office:value-type="string" office:string-value="10">
            <text:p>10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otor Max Step Speed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7">
            <text:p>17</text:p>
          </table:table-cell>
          <table:table-cell table:style-name="ce20" table:formula="of:=DEC2HEX([.F55])" office:value-type="string" office:string-value="11">
            <text:p>11</text:p>
          </table:table-cell>
          <table:table-cell table:style-name="ce20" office:value-type="float" office:value="2">
            <text:p>2</text:p>
          </table:table-cell>
          <table:table-cell table:style-name="ce20" office:value-type="string" table:number-columns-spanned="2" table:number-rows-spanned="1">
            <text:p>Steps/Second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Send Motor Hom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8">
            <text:p>18</text:p>
          </table:table-cell>
          <table:table-cell table:style-name="ce20" table:formula="of:=DEC2HEX([.F56])" office:value-type="string" office:string-value="12">
            <text:p>12</text:p>
          </table:table-cell>
          <table:table-cell table:style-name="ce20" office:value-type="float" office:value="0">
            <text:p>0</text:p>
          </table:table-cell>
          <table:table-cell table:style-name="ce22" table:number-columns-repeated="2"/>
          <table:table-cell table:style-name="ce13" table:number-columns-repeated="20"/>
          <table:table-cell table:number-columns-repeated="994"/>
        </table:table-row>
        <table:table-row table:style-name="ro4">
          <table:table-cell table:style-name="ce6"/>
          <table:table-cell table:style-name="ce7" office:value-type="string">
            <text:p>Stops motor, even if a planned move is in progress.</text:p>
          </table:table-cell>
          <table:table-cell table:style-name="ce2" office:value-type="string" table:number-columns-spanned="2" table:number-rows-spanned="1">
            <text:p>Stop Motor Now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9">
            <text:p>19</text:p>
          </table:table-cell>
          <table:table-cell table:style-name="ce20" table:formula="of:=DEC2HEX([.F57])" office:value-type="string" office:string-value="13">
            <text:p>13</text:p>
          </table:table-cell>
          <table:table-cell table:style-name="ce20" office:value-type="float" office:value="0">
            <text:p>0</text:p>
          </table:table-cell>
          <table:table-cell table:style-name="ce22" table:number-columns-repeated="2"/>
          <table:table-cell table:style-name="ce13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Set Autopuase Option for SMS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20">
            <text:p>20</text:p>
          </table:table-cell>
          <table:table-cell table:style-name="ce20" table:formula="of:=DEC2HEX([.F58])" office:value-type="string" office:string-value="14">
            <text:p>14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True/False (1,0)</text:p>
          </table:table-cell>
          <table:table-cell table:style-name="ce22"/>
          <table:table-cell table:style-name="ce13" table:number-columns-repeated="20"/>
          <table:table-cell table:number-columns-repeated="994"/>
        </table:table-row>
        <table:table-row table:style-name="ro4">
          <table:table-cell table:style-name="ce6"/>
          <table:table-cell table:style-name="ce7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Advance One SMS Incremen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21">
            <text:p>21</text:p>
          </table:table-cell>
          <table:table-cell table:style-name="ce20" table:formula="of:=DEC2HEX([.F59])" office:value-type="string" office:string-value="15">
            <text:p>15</text:p>
          </table:table-cell>
          <table:table-cell table:style-name="ce20" office:value-type="float" office:value="0">
            <text:p>0</text:p>
          </table:table-cell>
          <table:table-cell table:style-name="ce22" table:number-columns-repeated="2"/>
          <table:table-cell table:style-name="ce13" table:number-columns-repeated="20"/>
          <table:table-cell table:number-columns-repeated="994"/>
        </table:table-row>
        <table:table-row table:style-name="ro4">
          <table:table-cell table:style-name="ce6"/>
          <table:table-cell table:style-name="ce7" office:value-type="string">
            <text:p>Manual SMS movement. Not yet implemented in v0.10</text:p>
          </table:table-cell>
          <table:table-cell table:style-name="ce2" office:value-type="string" table:number-columns-spanned="2" table:number-rows-spanned="1">
            <text:p>Go Back One SMS Incremen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22">
            <text:p>22</text:p>
          </table:table-cell>
          <table:table-cell table:style-name="ce20" table:formula="of:=DEC2HEX([.F60])" office:value-type="string" office:string-value="16">
            <text:p>16</text:p>
          </table:table-cell>
          <table:table-cell table:style-name="ce20" office:value-type="float" office:value="0">
            <text:p>0</text:p>
          </table:table-cell>
          <table:table-cell table:style-name="ce22" table:number-columns-repeated="2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table:number-columns-spanned="2" table:number-rows-spanned="1"/>
          <table:covered-table-cell table:style-name="ce2"/>
          <table:table-cell table:style-name="ce25"/>
          <table:table-cell table:style-name="ce13" table:number-columns-repeated="25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14" office:value-type="string" table:number-columns-spanned="2" table:number-rows-spanned="1">
            <text:p>Status Request</text:p>
          </table:table-cell>
          <table:covered-table-cell table:style-name="ce14"/>
          <table:table-cell table:style-name="ce26" office:value-type="string">
            <text:p>1-3</text:p>
          </table:table-cell>
          <table:table-cell table:style-name="ce23" office:value-type="float" office:value="100">
            <text:p>100</text:p>
          </table:table-cell>
          <table:table-cell table:style-name="ce23" table:number-columns-repeated="2"/>
          <table:table-cell table:style-name="ce23" office:value-type="string">
            <text:p>&lt;Status Type&gt;</text:p>
          </table:table-cell>
          <table:table-cell table:style-name="ce2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23"/>
          <table:table-cell table:style-name="ce13" table:number-columns-repeated="6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otor Enabl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0">
            <text:p>100</text:p>
          </table:table-cell>
          <table:table-cell table:style-name="ce20" table:formula="of:=DEC2HEX([.F63])" office:value-type="string" office:string-value="64">
            <text:p>64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Direction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1">
            <text:p>101</text:p>
          </table:table-cell>
          <table:table-cell table:style-name="ce20" table:formula="of:=DEC2HEX([.F64])" office:value-type="string" office:string-value="65">
            <text:p>65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0, 1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ax Steps Travel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2">
            <text:p>102</text:p>
          </table:table-cell>
          <table:table-cell table:style-name="ce20" table:formula="of:=DEC2HEX([.F65])" office:value-type="string" office:string-value="66">
            <text:p>66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Max Steps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Motor Steps Moved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3">
            <text:p>103</text:p>
          </table:table-cell>
          <table:table-cell table:style-name="ce20" table:formula="of:=DEC2HEX([.F66])" office:value-type="string" office:string-value="67">
            <text:p>67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Steps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Backlash Amoun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4">
            <text:p>104</text:p>
          </table:table-cell>
          <table:table-cell table:style-name="ce20" table:formula="of:=DEC2HEX([.F67])" office:value-type="string" office:string-value="68">
            <text:p>68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Steps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Continuous Speed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5">
            <text:p>105</text:p>
          </table:table-cell>
          <table:table-cell table:style-name="ce20" table:formula="of:=DEC2HEX([.F68])" office:value-type="string" office:string-value="69">
            <text:p>69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Steps/Second (float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Easing Mod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6">
            <text:p>106</text:p>
          </table:table-cell>
          <table:table-cell table:style-name="ce20" table:formula="of:=DEC2HEX([.F69])" office:value-type="string" office:string-value="6A">
            <text:p>6A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1, 2, 3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Delay Motor Start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7">
            <text:p>107</text:p>
          </table:table-cell>
          <table:table-cell table:style-name="ce20" table:formula="of:=DEC2HEX([.F70])" office:value-type="string" office:string-value="6B">
            <text:p>6B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Delayed Start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Steps each interval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8">
            <text:p>108</text:p>
          </table:table-cell>
          <table:table-cell table:style-name="ce20" table:formula="of:=DEC2HEX([.F71])" office:value-type="string" office:string-value="6C">
            <text:p>6C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2" table:number-rows-spanned="1">
            <text:p>Steps</text:p>
          </table:table-cell>
          <table:covered-table-cell table:style-name="ce23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Motor Distance From Hom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09">
            <text:p>109</text:p>
          </table:table-cell>
          <table:table-cell table:style-name="ce20" table:formula="of:=DEC2HEX([.F72])" office:value-type="string" office:string-value="6D">
            <text:p>6D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Steps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Microstep Valu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10">
            <text:p>110</text:p>
          </table:table-cell>
          <table:table-cell table:style-name="ce20" table:formula="of:=DEC2HEX([.F73])" office:value-type="string" office:string-value="6E">
            <text:p>6E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1, 2, 4, 8, 16</text:p>
          </table:table-cell>
          <table:table-cell table:style-name="ce13" table:number-columns-repeated="21"/>
          <table:table-cell table:number-columns-repeated="994"/>
        </table:table-row>
        <table:table-row table:style-name="ro2">
          <table:table-cell table:style-name="ce5"/>
          <table:table-cell table:style-name="ce7" office:value-type="string">
            <text:p>Not yet implemented in v0.10</text:p>
          </table:table-cell>
          <table:table-cell table:style-name="ce2" office:value-type="string" table:number-columns-spanned="2" table:number-rows-spanned="1">
            <text:p>Autopause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11">
            <text:p>111</text:p>
          </table:table-cell>
          <table:table-cell table:style-name="ce20" table:formula="of:=DEC2HEX([.F74])" office:value-type="string" office:string-value="6F">
            <text:p>6F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Motor Max Step Speed</text:p>
          </table:table-cell>
          <table:covered-table-cell table:style-name="ce2"/>
          <table:table-cell table:style-name="ce21" office:value-type="string">
            <text:p>1-3</text:p>
          </table:table-cell>
          <table:table-cell table:style-name="ce20" office:value-type="float" office:value="112">
            <text:p>112</text:p>
          </table:table-cell>
          <table:table-cell table:style-name="ce20" table:formula="of:=DEC2HEX([.F75])" office:value-type="string" office:string-value="70">
            <text:p>70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2" table:number-rows-spanned="1">
            <text:p>Steps/Second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1" office:value-type="string">
            <text:p>Cameras</text:p>
          </table:table-cell>
          <table:table-cell table:style-name="ce7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0">
            <text:p>0</text:p>
          </table:table-cell>
          <table:table-cell table:style-name="ce20" table:formula="of:=DEC2HEX([.F77])" office:value-type="string" office:string-value="0">
            <text:p>0</text:p>
          </table:table-cell>
          <table:table-cell table:style-name="ce20" office:value-type="float" office:value="0">
            <text:p>0</text:p>
          </table:table-cell>
          <table:table-cell table:style-name="ce13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7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">
            <text:p>1</text:p>
          </table:table-cell>
          <table:table-cell table:style-name="ce20" table:formula="of:=DEC2HEX([.F78])" office:value-type="string" office:string-value="1">
            <text:p>1</text:p>
          </table:table-cell>
          <table:table-cell table:style-name="ce20" office:value-type="float" office:value="0">
            <text:p>0</text:p>
          </table:table-cell>
          <table:table-cell table:style-name="ce13" table:number-columns-repeated="22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2">
            <text:p>2</text:p>
          </table:table-cell>
          <table:table-cell table:style-name="ce20" table:formula="of:=DEC2HEX([.F79])" office:value-type="string" office:string-value="2">
            <text:p>2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Expose Now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3">
            <text:p>3</text:p>
          </table:table-cell>
          <table:table-cell table:style-name="ce20" table:formula="of:=DEC2HEX([.F80])" office:value-type="string" office:string-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Exposure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4">
            <text:p>4</text:p>
          </table:table-cell>
          <table:table-cell table:style-name="ce20" table:formula="of:=DEC2HEX([.F81])" office:value-type="string" office:string-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string" table:number-columns-spanned="4" table:number-rows-spanned="1">
            <text:p>Exposure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5">
            <text:p>5</text:p>
          </table:table-cell>
          <table:table-cell table:style-name="ce20" table:formula="of:=DEC2HEX([.F82])" office:value-type="string" office:string-value="5">
            <text:p>5</text:p>
          </table:table-cell>
          <table:table-cell table:style-name="ce20" office:value-type="float" office:value="2">
            <text:p>2</text:p>
          </table:table-cell>
          <table:table-cell table:style-name="ce20" office:value-type="string" table:number-columns-spanned="2" table:number-rows-spanned="1">
            <text:p>Focus Time (mS)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3">
          <table:table-cell table:style-name="ce5"/>
          <table:table-cell table:style-name="ce7" office:value-type="string">
            <text:p>The system will stop a move once it reaches the max number of camera exposures.</text:p>
          </table:table-cell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6">
            <text:p>6</text:p>
          </table:table-cell>
          <table:table-cell table:style-name="ce20" table:formula="of:=DEC2HEX([.F83])" office:value-type="string" office:string-value="6">
            <text:p>6</text:p>
          </table:table-cell>
          <table:table-cell table:style-name="ce30" office:value-type="float" office:value="2">
            <text:p>2</text:p>
          </table:table-cell>
          <table:table-cell table:style-name="ce20" office:value-type="string" table:number-columns-spanned="2" table:number-rows-spanned="1">
            <text:p>Count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7">
            <text:p>7</text:p>
          </table:table-cell>
          <table:table-cell table:style-name="ce20" table:formula="of:=DEC2HEX([.F84])" office:value-type="string" office:string-value="7">
            <text:p>7</text:p>
          </table:table-cell>
          <table:table-cell table:style-name="ce30" office:value-type="float" office:value="2">
            <text:p>2</text:p>
          </table:table-cell>
          <table:table-cell table:style-name="ce20" office:value-type="string" table:number-columns-spanned="2" table:number-rows-spanned="1">
            <text:p>Delay (mS)</text:p>
          </table:table-cell>
          <table:covered-table-cell table:style-name="ce13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8">
            <text:p>8</text:p>
          </table:table-cell>
          <table:table-cell table:style-name="ce20" table:formula="of:=DEC2HEX([.F85])" office:value-type="string" office:string-value="8">
            <text:p>8</text:p>
          </table:table-cell>
          <table:table-cell table:style-name="ce30" office:value-type="float" office:value="1">
            <text:p>1</text:p>
          </table:table-cell>
          <table:table-cell table:style-name="ce20" office:value-type="string">
            <text:p>1, 0</text:p>
          </table:table-cell>
          <table:table-cell table:style-name="ce13" table:number-columns-repeated="21"/>
          <table:table-cell table:number-columns-repeated="994"/>
        </table:table-row>
        <table:table-row table:style-name="ro3">
          <table:table-cell table:style-name="ce5"/>
          <table:table-cell table:style-name="ce7" office:value-type="string">
            <text:p>Number of additional exposures the camera should capture before executing the next SMS move.</text:p>
          </table:table-cell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9">
            <text:p>9</text:p>
          </table:table-cell>
          <table:table-cell table:style-name="ce20" table:formula="of:=DEC2HEX([.F86])" office:value-type="string" office:string-value="9">
            <text:p>9</text:p>
          </table:table-cell>
          <table:table-cell table:style-name="ce30" office:value-type="float" office:value="1">
            <text:p>1</text:p>
          </table:table-cell>
          <table:table-cell table:style-name="ce20" office:value-type="string">
            <text:p>Count</text:p>
          </table:table-cell>
          <table:table-cell table:style-name="ce13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7" office:value-type="string">
            <text:p>Length of SMS interval</text:p>
          </table:table-cell>
          <table:table-cell table:style-name="ce2" office:value-type="string" table:number-columns-spanned="2" table:number-rows-spanned="1">
            <text:p>Interval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">
            <text:p>10</text:p>
          </table:table-cell>
          <table:table-cell table:style-name="ce20" table:formula="of:=DEC2HEX([.F87])" office:value-type="string" office:string-value="A">
            <text:p>A</text:p>
          </table:table-cell>
          <table:table-cell table:style-name="ce30" office:value-type="float" office:value="4">
            <text:p>4</text:p>
          </table:table-cell>
          <table:table-cell table:style-name="ce20" office:value-type="string" table:number-columns-spanned="4" table:number-rows-spanned="1">
            <text:p>Interval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13" table:number-columns-spanned="2" table:number-rows-spanned="1"/>
          <table:covered-table-cell table:style-name="ce13"/>
          <table:table-cell table:style-name="ce13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14" office:value-type="string" table:number-columns-spanned="2" table:number-rows-spanned="1">
            <text:p>Status Request</text:p>
          </table:table-cell>
          <table:covered-table-cell table:style-name="ce14"/>
          <table:table-cell table:style-name="ce26" office:value-type="string">
            <text:p>4</text:p>
          </table:table-cell>
          <table:table-cell table:style-name="ce23" office:value-type="float" office:value="100">
            <text:p>100</text:p>
          </table:table-cell>
          <table:table-cell table:style-name="ce23" table:number-columns-repeated="2"/>
          <table:table-cell table:style-name="ce23" office:value-type="string">
            <text:p>&lt;Status Type&gt;</text:p>
          </table:table-cell>
          <table:table-cell table:style-name="ce23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3" table:style-name="ce23"/>
          <table:covered-table-cell table:number-columns-repeated="11" table:style-name="ce13"/>
          <table:table-cell table:style-name="ce13" table:number-columns-repeated="6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0">
            <text:p>100</text:p>
          </table:table-cell>
          <table:table-cell table:style-name="ce20" table:formula="of:=DEC2HEX([.F90])" office:value-type="string" office:string-value="64">
            <text:p>64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Exposing now?</text:p>
          </table:table-cell>
          <table:covered-table-cell table:style-name="ce13"/>
          <table:table-cell table:style-name="ce21" office:value-type="string">
            <text:p>4</text:p>
          </table:table-cell>
          <table:table-cell table:style-name="ce20" office:value-type="float" office:value="101">
            <text:p>101</text:p>
          </table:table-cell>
          <table:table-cell table:style-name="ce20" table:formula="of:=DEC2HEX([.F91])" office:value-type="string" office:string-value="65">
            <text:p>65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True/False (1,0)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2">
            <text:p>102</text:p>
          </table:table-cell>
          <table:table-cell table:style-name="ce20" table:formula="of:=DEC2HEX([.F92])" office:value-type="string" office:string-value="66">
            <text:p>66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4" table:number-rows-spanned="1">
            <text:p>Exposure Time (mS)</text:p>
          </table:table-cell>
          <table:covered-table-cell table:number-columns-repeated="3" table:style-name="ce13"/>
          <table:table-cell table:style-name="ce13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3">
            <text:p>103</text:p>
          </table:table-cell>
          <table:table-cell table:style-name="ce20" table:formula="of:=DEC2HEX([.F93])" office:value-type="string" office:string-value="67">
            <text:p>67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2" table:number-rows-spanned="1">
            <text:p>Focus Time (mS)</text:p>
          </table:table-cell>
          <table:covered-table-cell table:style-name="ce35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4">
            <text:p>104</text:p>
          </table:table-cell>
          <table:table-cell table:style-name="ce20" table:formula="of:=DEC2HEX([.F94])" office:value-type="string" office:string-value="68">
            <text:p>68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2" table:number-rows-spanned="1">
            <text:p>Count</text:p>
          </table:table-cell>
          <table:covered-table-cell table:style-name="ce35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5">
            <text:p>105</text:p>
          </table:table-cell>
          <table:table-cell table:style-name="ce20" table:formula="of:=DEC2HEX([.F95])" office:value-type="string" office:string-value="69">
            <text:p>69</text:p>
          </table:table-cell>
          <table:table-cell table:style-name="ce20" office:value-type="float" office:value="0">
            <text:p>0</text:p>
          </table:table-cell>
          <table:table-cell table:style-name="ce35" office:value-type="string" table:number-columns-spanned="2" table:number-rows-spanned="1">
            <text:p>Delay (mS)</text:p>
          </table:table-cell>
          <table:covered-table-cell table:style-name="ce35"/>
          <table:table-cell table:style-name="ce13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6">
            <text:p>106</text:p>
          </table:table-cell>
          <table:table-cell table:style-name="ce20" table:formula="of:=DEC2HEX([.F96])" office:value-type="string" office:string-value="6A">
            <text:p>6A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1, 0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7"/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21" office:value-type="string">
            <text:p>4</text:p>
          </table:table-cell>
          <table:table-cell table:style-name="ce20" office:value-type="float" office:value="107">
            <text:p>107</text:p>
          </table:table-cell>
          <table:table-cell table:style-name="ce20" table:formula="of:=DEC2HEX([.F97])" office:value-type="string" office:string-value="6B">
            <text:p>6B</text:p>
          </table:table-cell>
          <table:table-cell table:style-name="ce20" office:value-type="float" office:value="0">
            <text:p>0</text:p>
          </table:table-cell>
          <table:table-cell table:style-name="ce35" office:value-type="string">
            <text:p>Count</text:p>
          </table:table-cell>
          <table:table-cell table:style-name="ce13" table:number-columns-repeated="21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1" office:value-type="string">
            <text:p>Broadcasts</text:p>
          </table:table-cell>
          <table:table-cell table:style-name="ce12" office:value-type="string" table:number-columns-spanned="1" table:number-rows-spanned="3">
            <text:p>These function the same as the start, stop, and pause commands above, but can be used to synchronize movement of multiple controllers.</text:p>
          </table:table-cell>
          <table:table-cell table:style-name="ce17" office:value-type="string">
            <text:p>Start</text:p>
          </table:table-cell>
          <table:table-cell table:style-name="ce19" office:value-type="float" office:value="1">
            <text:p>1</text:p>
          </table:table-cell>
          <table:table-cell table:style-name="ce27" office:value-type="string">
            <text:p>0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32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6"/>
          <table:covered-table-cell table:style-name="ce11"/>
          <table:table-cell table:style-name="ce17" office:value-type="string">
            <text:p>Stop</text:p>
          </table:table-cell>
          <table:table-cell table:style-name="ce19" office:value-type="float" office:value="1">
            <text:p>1</text:p>
          </table:table-cell>
          <table:table-cell table:style-name="ce27" office:value-type="string">
            <text:p>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33"/>
          <table:table-cell table:style-name="Default"/>
          <table:table-cell table:number-columns-repeated="1015"/>
        </table:table-row>
        <table:table-row table:style-name="ro11">
          <table:table-cell table:style-name="ce5"/>
          <table:covered-table-cell table:style-name="ce11"/>
          <table:table-cell table:style-name="ce17" office:value-type="string">
            <text:p>Pause</text:p>
          </table:table-cell>
          <table:table-cell table:style-name="ce19" office:value-type="float" office:value="1">
            <text:p>1</text:p>
          </table:table-cell>
          <table:table-cell table:style-name="ce27" office:value-type="string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33"/>
          <table:table-cell table:style-name="Default"/>
          <table:table-cell table:number-columns-repeated="1015"/>
        </table:table-row>
        <table:table-row table:style-name="ro8">
          <table:table-cell table:style-name="ce5"/>
          <table:table-cell table:style-name="ce7" office:value-type="string">
            <text:p>Use this to assign an address to a controller with an unknown address. Don't use when controllers are daisy-chained together.</text:p>
          </table:table-cell>
          <table:table-cell table:style-name="ce17" office:value-type="string">
            <text:p>Assign Address</text:p>
          </table:table-cell>
          <table:table-cell table:style-name="ce19" office:value-type="float" office:value="1">
            <text:p>1</text:p>
          </table:table-cell>
          <table:table-cell table:style-name="ce27" office:value-type="string">
            <text:p>0</text:p>
          </table:table-cell>
          <table:table-cell table:style-name="ce28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27" office:value-type="string">
            <text:p>2-255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>
            <text:p>Note: nodes do not give a response to broadcast commands.</text:p>
          </table:table-cell>
          <table:table-cell table:style-name="Default"/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9/11/2014</text:date>, <text:time>16:3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elotti</meta:initial-creator>
    <meta:creation-date>2014-09-02T11:00:29.99</meta:creation-date>
    <dc:date>2014-09-11T16:33:13.69</dc:date>
    <dc:creator>Kevin Melotti</dc:creator>
    <meta:editing-duration>P1DT10H38M35S</meta:editing-duration>
    <meta:editing-cycles>63</meta:editing-cycles>
    <meta:generator>OpenOffice/4.0.1$Win32 OpenOffice.org_project/401m5$Build-9714</meta:generator>
    <meta:document-statistic meta:table-count="3" meta:cell-count="630" meta:object-count="0"/>
  </office:meta>
</office:document-meta>
</file>